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fo:font-weight="bold" officeooo:rsid="0088ab68" officeooo:paragraph-rsid="0088ab68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9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1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3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4" style:family="paragraph" style:parent-style-name="Default">
      <style:text-properties officeooo:paragraph-rsid="004884d4"/>
    </style:style>
    <style:style style:name="P15" style:family="paragraph" style:parent-style-name="Default">
      <style:text-properties officeooo:paragraph-rsid="004f0113"/>
    </style:style>
    <style:style style:name="P16" style:family="paragraph" style:parent-style-name="Default">
      <style:text-properties officeooo:paragraph-rsid="0053be12"/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8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20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2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3" style:family="paragraph" style:parent-style-name="Standard">
      <style:text-properties officeooo:paragraph-rsid="00008ce8"/>
    </style:style>
    <style:style style:name="P24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5" style:family="paragraph" style:parent-style-name="Standard">
      <style:text-properties officeooo:paragraph-rsid="004b69b0"/>
    </style:style>
    <style:style style:name="P26" style:family="paragraph" style:parent-style-name="Standard">
      <style:text-properties officeooo:paragraph-rsid="004cf175"/>
    </style:style>
    <style:style style:name="P27" style:family="paragraph" style:parent-style-name="Standard">
      <style:text-properties officeooo:paragraph-rsid="004e163c"/>
    </style:style>
    <style:style style:name="P28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9" style:family="paragraph" style:parent-style-name="Standard">
      <style:paragraph-properties style:text-autospace="none"/>
      <style:text-properties officeooo:paragraph-rsid="00715109" style:font-size-complex="9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31" style:family="paragraph" style:parent-style-name="Standard" style:master-page-name="Standard">
      <style:paragraph-properties style:page-number="auto"/>
      <style:text-properties officeooo:paragraph-rsid="00008c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fo:font-weight="bold" officeooo:rsid="00913577" style:font-weight-asian="bold" style:font-weight-complex="bold"/>
    </style:style>
    <style:style style:name="T4" style:family="text">
      <style:text-properties style:font-name-asian="Times New Roman"/>
    </style:style>
    <style:style style:name="T5" style:family="text">
      <style:text-properties style:font-name-asian="Times New Roman" style:font-size-complex="9pt"/>
    </style:style>
    <style:style style:name="T6" style:family="text">
      <style:text-properties fo:language="en" fo:country="US" officeooo:rsid="0012d358" style:language-asian="zh" style:country-asian="CN"/>
    </style:style>
    <style:style style:name="T7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9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0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1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1ece2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8f53f3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939f04" style:font-size-asian="10pt" style:font-weight-asian="normal" style:font-size-complex="10pt" style:font-weight-complex="normal"/>
    </style:style>
    <style:style style:name="T19" style:family="text">
      <style:text-properties fo:font-size="10pt" style:font-name-asian="Times New Roman" style:font-size-asian="10pt" style:font-size-complex="10pt"/>
    </style:style>
    <style:style style:name="T20" style:family="text">
      <style:text-properties fo:font-size="10pt" officeooo:rsid="00060a2a" style:font-name-asian="Times New Roman" style:font-size-asian="10pt" style:font-size-complex="10pt"/>
    </style:style>
    <style:style style:name="T21" style:family="text">
      <style:text-properties fo:font-size="10pt" officeooo:rsid="000ed0a9" style:font-name-asian="Times New Roman" style:font-size-asian="10pt" style:font-size-complex="10pt"/>
    </style:style>
    <style:style style:name="T22" style:family="text">
      <style:text-properties fo:font-size="10pt" officeooo:rsid="00105258" style:font-name-asian="Times New Roman" style:font-size-asian="10pt" style:font-size-complex="10pt"/>
    </style:style>
    <style:style style:name="T23" style:family="text">
      <style:text-properties fo:font-size="10pt" officeooo:rsid="0053be12" style:font-name-asian="Times New Roman" style:font-size-asian="10pt" style:font-size-complex="10pt"/>
    </style:style>
    <style:style style:name="T24" style:family="text">
      <style:text-properties fo:font-size="10pt" officeooo:rsid="006206f8" style:font-name-asian="Times New Roman" style:font-size-asian="10pt" style:font-size-complex="10pt"/>
    </style:style>
    <style:style style:name="T25" style:family="text">
      <style:text-properties fo:font-size="10pt" officeooo:rsid="006c1c82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officeooo:rsid="0085bb2a" style:font-size-complex="9pt"/>
    </style:style>
    <style:style style:name="T37" style:family="text">
      <style:text-properties style:font-name="宋体" style:font-name-complex="宋体"/>
    </style:style>
    <style:style style:name="T38" style:family="text">
      <style:text-properties style:font-name="宋体" officeooo:rsid="00060a2a" style:font-name-complex="宋体"/>
    </style:style>
    <style:style style:name="T39" style:family="text">
      <style:text-properties style:font-name="宋体" officeooo:rsid="001a584f" style:font-name-complex="宋体"/>
    </style:style>
    <style:style style:name="T40" style:family="text">
      <style:text-properties style:font-name="宋体" officeooo:rsid="001b4a86" style:font-name-complex="宋体"/>
    </style:style>
    <style:style style:name="T41" style:family="text">
      <style:text-properties style:font-name="宋体" officeooo:rsid="002003a5" style:font-name-complex="宋体"/>
    </style:style>
    <style:style style:name="T42" style:family="text">
      <style:text-properties style:font-name="宋体" officeooo:rsid="0079b22c" style:font-name-complex="宋体"/>
    </style:style>
    <style:style style:name="T43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5" style:family="text">
      <style:text-properties style:font-name="宋体" fo:letter-spacing="0.011in" fo:language="zh" fo:country="CN" style:font-name-complex="宋体" style:font-size-complex="10.5pt"/>
    </style:style>
    <style:style style:name="T46" style:family="text">
      <style:text-properties style:font-name="宋体" fo:letter-spacing="0.011in" style:font-name-complex="宋体" style:font-size-complex="10.5pt"/>
    </style:style>
    <style:style style:name="T47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8" style:family="text">
      <style:text-properties officeooo:rsid="00060a2a"/>
    </style:style>
    <style:style style:name="T49" style:family="text">
      <style:text-properties officeooo:rsid="00074968"/>
    </style:style>
    <style:style style:name="T50" style:family="text">
      <style:text-properties officeooo:rsid="000943a0"/>
    </style:style>
    <style:style style:name="T51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2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5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6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7" style:family="text">
      <style:text-properties fo:color="#000000" style:font-name="Times New Roman" fo:language="en" fo:country="US" style:font-name-asian="宋体" style:language-asian="zh" style:country-asian="CN" style:font-name-complex="Times New Roman" style:language-complex="ar" style:country-complex="SA"/>
    </style:style>
    <style:style style:name="T58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59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0" style:family="text">
      <style:text-properties fo:color="#000000" style:font-name="Times New Roman" fo:language="en" fo:country="US" officeooo:rsid="0088ab68" style:font-name-asian="宋体" style:language-asian="zh" style:country-asian="CN" style:font-name-complex="Times New Roman" style:language-complex="ar" style:country-complex="SA"/>
    </style:style>
    <style:style style:name="T61" style:family="text">
      <style:text-properties officeooo:rsid="000afa76"/>
    </style:style>
    <style:style style:name="T62" style:family="text">
      <style:text-properties style:font-name="Times New Roman" style:font-name-asian="Times New Roman" style:font-name-complex="Times New Roman"/>
    </style:style>
    <style:style style:name="T63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64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5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66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67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8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9" style:family="text">
      <style:text-properties officeooo:rsid="0019cefe"/>
    </style:style>
    <style:style style:name="T70" style:family="text">
      <style:text-properties officeooo:rsid="0021ece2"/>
    </style:style>
    <style:style style:name="T71" style:family="text">
      <style:text-properties officeooo:rsid="003e0189"/>
    </style:style>
    <style:style style:name="T72" style:family="text">
      <style:text-properties officeooo:rsid="00459afc"/>
    </style:style>
    <style:style style:name="T73" style:family="text">
      <style:text-properties officeooo:rsid="005c88f5"/>
    </style:style>
    <style:style style:name="T74" style:family="text">
      <style:text-properties officeooo:rsid="005d6190"/>
    </style:style>
    <style:style style:name="T75" style:family="text">
      <style:text-properties officeooo:rsid="006d956e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姓名：<text:tab/><text:tab/>葛昊元<text:tab/><text:tab/><text:tab/><text:tab/><text:tab/><text:tab/><text:span text:style-name="T4"> <text:s text:c="11"/></text:span></text:p>
      <text:p text:style-name="P23">联系电话：<text:tab/><text:span text:style-name="T6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3"><text:span text:style-name="Internet_20_link"><text:span text:style-name="T7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9">https://github.com/harryge00</text:span></text:span></text:a><text:span text:style-name="Internet_20_link"><text:span text:style-name="T9"><text:tab/><text:tab/></text:span></text:span><text:span text:style-name="Internet_20_link"><text:span text:style-name="T8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0">http://stackoverflow.com/users/5682933/pao</text:span></text:span></text:a></text:p>
      <text:p text:style-name="P25"><text:span text:style-name="T11">工作经历</text:span><text:span text:style-name="T12"> <text:s text:c="132"/></text:span></text:p>
      <text:p text:style-name="Default"><text:span text:style-name="T15">才云科技有限公司<text:tab/><text:tab/><text:tab/></text:span><text:span text:style-name="T16">云平台软件工程师<text:tab/><text:tab/><text:tab/><text:tab/><text:tab/><text:tab/><text:tab/><text:tab/><text:tab/><text:tab/><text:tab/><text:tab/>201</text:span><text:span text:style-name="T18">5</text:span><text:span text:style-name="T16">.</text:span><text:span text:style-name="T17">1</text:span><text:span text:style-name="T18">2</text:span><text:span text:style-name="T16"> - 至今</text:span></text:p>
      <text:p text:style-name="P25"><text:span text:style-name="T11">教育背景</text:span><text:span text:style-name="T12"> <text:s text:c="132"/></text:span></text:p>
      <text:p text:style-name="Standard"><text:span text:style-name="T44">以色列理工</text:span><text:span text:style-name="T43">学院</text:span><text:span text:style-name="T44"><text:tab/><text:tab/></text:span><text:span text:style-name="T46"><text:tab/><text:tab/><text:tab/></text:span><text:span text:style-name="T45">电子工程学院<text:tab/><text:tab/></text:span><text:span text:style-name="T56">quit<text:tab/><text:tab/><text:tab/><text:tab/><text:tab/><text:tab/><text:tab/><text:tab/>2014.10 - 2015.9</text:span></text:p>
      <text:p text:style-name="Standard"><text:span text:style-name="T44">电子科技大学 <text:tab/><text:tab/></text:span><text:span text:style-name="T46"><text:tab/><text:tab/><text:tab/></text:span><text:span text:style-name="T45">英才实验学院 <text:tab/><text:tab/>学士<text:tab/><text:tab/><text:tab/><text:tab/><text:tab/><text:tab/><text:tab/></text:span><text:span text:style-name="T56">2010.9 - 2014.7 </text:span></text:p>
      <text:p text:style-name="P18"><text:span text:style-name="T11">项目经验</text:span><text:span text:style-name="T47"> <text:s text:c="132"/></text:span></text:p>
      <text:p text:style-name="P5"><text:span text:style-name="T38">基于glusterfs的存储方案<text:tab/><text:tab/><text:tab/><text:tab/></text:span><text:span text:style-name="T42"><text:tab/><text:tab/><text:tab/><text:tab/><text:tab/><text:tab/><text:tab/><text:tab/><text:tab/><text:tab/><text:tab/><text:tab/></text:span><text:span text:style-name="T58">201</text:span><text:span text:style-name="T57">7</text:span><text:span text:style-name="T58">.</text:span><text:span text:style-name="T57">1</text:span><text:span text:style-name="T58"> – </text:span><text:span text:style-name="T57">2017.3</text:span></text:p>
      <text:p text:style-name="P5"><text:span text:style-name="T81">ansible自动化部署glusterfs集群, 并通过heketi和kubernetes的dynamic provisioner 给容器提供动态存储服务</text:span><text:span text:style-name="T38"><text:tab/></text:span></text:p>
      <text:p text:style-name="P4"><text:span text:style-name="T38">基于</text:span><text:span text:style-name="T42">Prometheus</text:span><text:span text:style-name="T38">的容器化</text:span><text:span text:style-name="T42">监控系统<text:tab/><text:tab/><text:tab/><text:tab/><text:tab/><text:tab/><text:tab/><text:tab/><text:tab/><text:tab/><text:tab/><text:tab/><text:tab/></text:span><text:span text:style-name="T58">2016.</text:span><text:span text:style-name="T59">9</text:span><text:span text:style-name="T58"> – </text:span><text:span text:style-name="T60">2016.12</text:span></text:p>
      <text:p text:style-name="P30"><text:bookmark text:name="docs-internal-guid-cca940d8-20b0-232c-1aae-ddf38d297a00"/><text:span text:style-name="T63">通过</text:span><text:span text:style-name="T67">Prometheus</text:span><text:span text:style-name="T64">从</text:span><text:span text:style-name="T68">kubernetes</text:span><text:span text:style-name="T64">集群</text:span><text:span text:style-name="T63">采集监控数据</text:span><text:span text:style-name="T64">，调用</text:span><text:span text:style-name="T68">list/watch api</text:span><text:span text:style-name="T64">监控</text:span><text:span text:style-name="T65">自身状态及</text:span><text:span text:style-name="T64">扩容。</text:span><text:span text:style-name="T63">数据存储采</text:span><text:span text:style-name="T66">用</text:span><text:span text:style-name="T67">opentsdb。</text:span></text:p>
      <text:p text:style-name="P21"><text:span text:style-name="T76">在搭建hbase集群时，</text:span><text:span text:style-name="T77">解决</text:span><text:span text:style-name="T76">了kube-dns无法反解pod ip的问题，</text:span><text:span text:style-name="T78">向上游提交了代码</text:span><text:span text:style-name="T80">[</text:span><text:a xlink:type="simple" xlink:href="https://github.com/kubernetes/kubernetes/pull/34700" text:style-name="Internet_20_link" text:visited-style-name="Visited_20_Internet_20_Link">1</text:a><text:span text:style-name="T80">]</text:span><text:span text:style-name="T79">。</text:span></text:p>
      <text:p text:style-name="P2"><text:span text:style-name="T38">基于kubernetes的PAAS</text:span>云平台<text:tab/><text:tab/><text:tab/><text:tab/><text:tab/><text:tab/><text:tab/><text:tab/><text:tab/><text:tab/><text:tab/><text:tab/><text:tab/><text:tab/><text:span text:style-name="T48">2016.5 – 2016.8</text:span></text:p>
      <text:p text:style-name="P9">go开发后端集群管理组件，重构了集群管理的逻辑<text:span text:style-name="T50">，解耦组件，从而实现了后端组件的热升级</text:span>。</text:p>
      <text:p text:style-name="P9">通过状态机及数据库原子操作避免多并发情况下的race-condition<text:span text:style-name="T72">。</text:span></text:p>
      <text:p text:style-name="P6"><text:span text:style-name="T51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3">1</text:span><text:span text:style-name="T2"> - 2016.</text:span><text:span text:style-name="T3">4</text:span></text:p>
      <text:p text:style-name="P8">利用kubernetes的Auth<text:span text:style-name="T61">N/Z plugin实现了多租户环境下的认证和权</text:span>限管理。</text:p>
      <text:p text:style-name="P8">在namespace层上对用户隔离<text:span text:style-name="T74">，通过api-server过滤用户请求。</text:span></text:p>
      <text:p text:style-name="P7">并利用N<text:span text:style-name="T49">ode.js+MongoDB+redis缓存开发auth ser</text:span>ver<text:span text:style-name="T73">，负责用户登陆、密码找回、分组管理等功能。</text:span></text:p>
      <text:p text:style-name="P12">容器化解决方案<text:tab/><text:tab/><text:tab/><text:tab/><text:tab/><text:tab/><text:tab/><text:tab/><text:tab/><text:tab/><text:tab/><text:tab/><text:tab/><text:tab/><text:tab/><text:tab/><text:tab/><text:tab/><text:span text:style-name="T62">2016.6 - 2016.9</text:span><text:tab/></text:p>
      <text:p text:style-name="P14"><text:span text:style-name="T20">实现了</text:span><text:a xlink:type="simple" xlink:href="https://github.com/harryge00/kubernetes-mongodb-cluster" text:style-name="Internet_20_link" text:visited-style-name="Visited_20_Internet_20_Link"><text:span text:style-name="T20">mongoDB</text:span></text:a><text:span text:style-name="T20">、redis</text:span><text:span text:style-name="T21">、zookeeper</text:span><text:span text:style-name="T24">、kafka</text:span><text:span text:style-name="T25">、hadoop</text:span><text:span text:style-name="T24">容器</text:span><text:span text:style-name="T21">集群的一键部署方案。 </text:span></text:p>
      <text:p text:style-name="P16"><text:span text:style-name="T21">接管公司的</text:span><text:span text:style-name="T20">E</text:span><text:span text:style-name="T21">lasticsearch + Fluentd + Kibana的日志管理，压测、初步调优了EFK</text:span><text:span text:style-name="T23">。用ruby实现了收集四种不同格式的日志插件。</text:span><text:span text:style-name="T22">实现了容器内日志文件的收集和聚合搜索。</text:span><text:span text:style-name="T54">向上游提交了代码</text:span><text:span text:style-name="T55">[</text:span><text:a xlink:type="simple" xlink:href="https://github.com/kubernetes/contrib/pull/1565" text:style-name="Internet_20_link" text:visited-style-name="Visited_20_Internet_20_Link">1</text:a><text:span text:style-name="T55">][</text:span><text:a xlink:type="simple" xlink:href="https://github.com/kubernetes/contrib/pull/1567" text:style-name="Internet_20_link" text:visited-style-name="Visited_20_Internet_20_Link">2</text:a><text:span text:style-name="T55">]</text:span><text:span text:style-name="T54">。</text:span></text:p>
      <text:p text:style-name="P13"/>
      <text:p text:style-name="P15"><text:span text:style-name="T52">业余自学项目</text:span><text:span text:style-name="T53">：</text:span></text:p>
      <text:p text:style-name="Default"><text:span text:style-name="T15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5">https://github.com/harryge00/OS-lab</text:span></text:a><text:span text:style-name="T15"> <text:tab/><text:tab/><text:tab/><text:tab/><text:tab/><text:tab/></text:span></text:p>
      <text:p text:style-name="P10">用C完成了栈回溯，内存分页管理，<text:span text:style-name="T69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71">https://github.com/harryge00/Distributed-System-labs</text:span></text:a><text:tab/><text:tab/></text:p>
      <text:p text:style-name="P11"><text:span text:style-name="T37">用Go实现分布式一致性算法Raft</text:span><text:span text:style-name="T39">，用状态机</text:span><text:span text:style-name="T41">实现</text:span><text:span text:style-name="T39">leader选举</text:span><text:span text:style-name="T40">，日志复制。</text:span></text:p>
      <text:p text:style-name="P20">Hadoop数据挖掘<text:tab/><text:tab/><text:tab/><text:tab/><text:tab/><text:tab/><text:tab/><text:tab/><text:tab/><text:tab/><text:tab/><text:tab/><text:tab/><text:tab/><text:tab/><text:tab/><text:tab/><text:tab/></text:p>
      <text:p text:style-name="P24"><text:span text:style-name="T13">利用Hadoop Map-Reduce分析</text:span><text:span text:style-name="T19"> </text:span><text:span text:style-name="T13">5万用户的共同好友, 实现最小堆并推荐可能好友</text:span><text:span text:style-name="T14">。</text:span></text:p>
      <text:p text:style-name="P19"><text:span text:style-name="T14">Go</text:span><text:span text:style-name="T70">采用master-worker架构</text:span><text:span text:style-name="T14">实现Map-Reduce，m</text:span><text:span text:style-name="T70">aster通过rpc通信分配job给worker，并能在worker失效时继续工作。</text:span></text:p>
      <text:p text:style-name="P26"><text:span text:style-name="T11">专业技能</text:span><text:span text:style-name="T12"> <text:s text:c="132"/></text:span></text:p>
      <text:p text:style-name="P17"><text:span text:style-name="T26">编程语言: <text:s text:c="2"/>熟悉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text:span text:style-name="T36">&gt;Ruby</text:span></text:p>
      <text:p text:style-name="P17"><text:span text:style-name="T26">前端： <text:s text:c="8"/>熟悉</text:span><text:span text:style-name="T5"> </text:span><text:span text:style-name="T26">AngularJS/ReactJS/bootstrap/jQuery/ajax</text:span></text:p>
      <text:p text:style-name="P28">数据库: <text:s text:c="6"/>熟悉MongoDB/Redis/MySQL/HBase</text:p>
      <text:p text:style-name="P22"/>
      <text:p text:style-name="P27"><text:span text:style-name="T11">自我评价</text:span><text:span text:style-name="T12"> <text:s text:c="132"/></text:span></text:p>
      <text:p text:style-name="P29">拥有独立开发能力，热衷思考算法问题。熟悉kubernetes源码。曾给kubernetes, <text:span text:style-name="T75">vmware/</text:span>habor, <text:span text:style-name="T75">godep</text:span>等项目递交过patch。</text:p>
      <text:p text:style-name="P29">业余喜欢钻研新技术<text:span text:style-name="T75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5-02T22:47:24.139678289</dc:date>
    <meta:editing-cycles>144</meta:editing-cycles>
    <meta:editing-duration>PT3H23M58S</meta:editing-duration>
    <meta:generator>LibreOffice/5.1.6.2$Linux_X86_64 LibreOffice_project/10m0$Build-2</meta:generator>
    <meta:document-statistic meta:table-count="0" meta:image-count="0" meta:object-count="0" meta:page-count="1" meta:paragraph-count="39" meta:word-count="725" meta:character-count="2410" meta:non-whitespace-character-count="1498"/>
    <meta:user-defined meta:name="KSOProductBuildVer">1033-9.1.0.4327</meta:user-defined>
  </office:meta>
</office:document-meta>
</file>